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547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1.4102in"/>
    </style:style>
    <style:style style:name="co4" style:family="table-column">
      <style:table-column-properties fo:break-before="auto" style:column-width="2.1752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3.5689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3134in"/>
    </style:style>
    <style:style style:name="co10" style:family="table-column">
      <style:table-column-properties fo:break-before="auto" style:column-width="0.604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157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4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681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70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ources_20_Prices">
      <style:table-properties table:display="true" style:writing-mode="lr-tb"/>
    </style:style>
    <style:style style:name="ce1" style:family="table-cell" style:parent-style-name="Excel_20_Built-in_20_Excel_20_Built-in_20_Gnumeric-default">
      <style:table-cell-properties style:rotation-align="none"/>
      <style:text-properties style:text-position=""/>
    </style:style>
    <style:style style:name="ce2" style:family="table-cell" style:parent-style-name="Excel_20_Built-in_20_Excel_20_Built-in_20_Gnumeric-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Pivot_20_Table_20_Field">
      <style:table-cell-properties fo:border-bottom="0.99pt solid #000000" fo:border-left="none" fo:border-right="none" fo:border-top="2.01pt solid #000000"/>
      <style:text-properties style:text-position=""/>
    </style:style>
    <style:style style:name="ce11" style:family="table-cell" style:parent-style-name="Pivot_20_Table_20_Category" style:data-style-name="N0">
      <style:table-cell-properties fo:border-bottom="none" fo:border-left="none" fo:border-right="none" fo:border-top="0.99pt solid #000000"/>
      <style:text-properties style:text-position=""/>
    </style:style>
    <style:style style:name="ce12" style:family="table-cell" style:parent-style-name="Pivot_20_Table_20_Category" style:data-style-name="N0">
      <style:text-properties style:text-position=""/>
    </style:style>
    <style:style style:name="ce13" style:family="table-cell" style:parent-style-name="Pivot_20_Table_20_Title" style:data-style-name="N0">
      <style:text-properties style:text-position=""/>
    </style:style>
    <style:style style:name="ce14" style:family="table-cell" style:parent-style-name="Pivot_20_Table_20_Title" style:data-style-name="N0">
      <style:table-cell-properties fo:border-bottom="2.01pt solid #000000" fo:border-left="none" fo:border-right="none" fo:border-top="none"/>
      <style:text-properties style:text-position=""/>
    </style:style>
    <style:style style:name="ce15" style:family="table-cell" style:parent-style-name="Pivot_20_Table_20_Field">
      <style:table-cell-properties fo:border-bottom="0.99pt solid #000000" fo:border-left="none" fo:border-right="0.99pt solid #000000" fo:border-top="2.01pt solid #000000"/>
      <style:text-properties style:text-position=""/>
    </style:style>
    <style:style style:name="ce16" style:family="table-cell" style:parent-style-name="Pivot_20_Table_20_Category" style:data-style-name="N0">
      <style:table-cell-properties fo:border-bottom="none" fo:border-left="none" fo:border-right="0.99pt solid #000000" fo:border-top="0.99pt solid #000000"/>
      <style:text-properties style:text-position=""/>
    </style:style>
    <style:style style:name="ce17" style:family="table-cell" style:parent-style-name="Pivot_20_Table_20_Category" style:data-style-name="N0">
      <style:table-cell-properties fo:border-bottom="none" fo:border-left="none" fo:border-right="0.99pt solid #000000" fo:border-top="none"/>
      <style:text-properties style:text-position=""/>
    </style:style>
    <style:style style:name="ce18" style:family="table-cell" style:parent-style-name="Pivot_20_Table_20_Title" style:data-style-name="N0">
      <style:table-cell-properties fo:border-bottom="none" fo:border-left="none" fo:border-right="0.99pt solid #000000" fo:border-top="none"/>
      <style:text-properties style:text-position=""/>
    </style:style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none"/>
      <style:text-properties style:text-position="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21" style:family="table-cell" style:parent-style-name="Pivot_20_Table_20_Value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2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24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  <style:text-properties style:text-position="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4" style:family="table-cell" style:parent-style-name="Pivot_20_Table_20_Field">
      <style:table-cell-properties fo:border-bottom="0.99pt solid #000000" fo:border-left="2.01pt solid #000000" fo:border-right="none" fo:border-top="2.01pt solid #000000"/>
      <style:text-properties style:text-position=""/>
    </style:style>
    <style:style style:name="ce5" style:family="table-cell" style:parent-style-name="Pivot_20_Table_20_Category" style:data-style-name="N0">
      <style:table-cell-properties fo:border-bottom="none" fo:border-left="2.01pt solid #000000" fo:border-right="none" fo:border-top="0.99pt solid #000000"/>
      <style:text-properties style:text-position=""/>
    </style:style>
    <style:style style:name="ce6" style:family="table-cell" style:parent-style-name="Pivot_20_Table_20_Category" style:data-style-name="N0">
      <style:table-cell-properties fo:border-bottom="none" fo:border-left="2.01pt solid #000000" fo:border-right="none" fo:border-top="none"/>
      <style:text-properties style:text-position=""/>
    </style:style>
    <style:style style:name="ce7" style:family="table-cell" style:parent-style-name="Pivot_20_Table_20_Title" style:data-style-name="N0">
      <style:table-cell-properties fo:border-bottom="none" fo:border-left="2.01pt solid #000000" fo:border-right="none" fo:border-top="none"/>
      <style:text-properties style:text-position="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none"/>
      <style:text-properties style:text-position=""/>
    </style:style>
    <style:style style:name="ce9" style:family="table-cell" style:parent-style-name="Default">
      <style:table-cell-properties fo:border="0.99pt solid #000000"/>
      <style:text-properties style:text-position=""/>
    </style:style>
    <style:style style:name="ce32" style:family="table-cell" style:parent-style-name="Excel_20_Built-in_20_Excel_20_Built-in_20_Gnumeric-default">
      <style:table-cell-properties style:rotation-align="none"/>
    </style:style>
    <style:style style:name="ce33" style:family="table-cell" style:parent-style-name="Excel_20_Built-in_20_Excel_20_Built-in_20_Gnumeric-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Pivot_20_Table_20_Field">
      <style:table-cell-properties fo:border-bottom="0.99pt solid #000000" fo:border-left="2.01pt solid #000000" fo:border-right="none" fo:border-top="2.01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none" fo:border-top="0.99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38" style:family="table-cell" style:parent-style-name="Pivot_20_Table_20_Title" style:data-style-name="N0">
      <style:table-cell-properties fo:border-bottom="none" fo:border-left="2.01pt solid #000000" fo:border-right="none" fo:border-top="none"/>
    </style:style>
    <style:style style:name="ce39" style:family="table-cell" style:parent-style-name="Pivot_20_Table_20_Title" style:data-style-name="N0">
      <style:table-cell-properties fo:border-bottom="2.01pt solid #000000" fo:border-left="2.01pt solid #000000" fo:border-right="none" fo:border-top="none"/>
    </style:style>
    <style:style style:name="ce40" style:family="table-cell" style:parent-style-name="Default">
      <style:table-cell-properties fo:border="0.99pt solid #000000"/>
    </style:style>
    <style:style style:name="ce41" style:family="table-cell" style:parent-style-name="Pivot_20_Table_20_Field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none" fo:border-left="none" fo:border-right="none" fo:border-top="0.99pt solid #000000"/>
    </style:style>
    <style:style style:name="ce43" style:family="table-cell" style:parent-style-name="Pivot_20_Table_20_Category" style:data-style-name="N0"/>
    <style:style style:name="ce44" style:family="table-cell" style:parent-style-name="Pivot_20_Table_20_Title" style:data-style-name="N0"/>
    <style:style style:name="ce45" style:family="table-cell" style:parent-style-name="Pivot_20_Table_20_Title" style:data-style-name="N0">
      <style:table-cell-properties fo:border-bottom="2.01pt solid #000000" fo:border-left="none" fo:border-right="none" fo:border-top="none"/>
    </style:style>
    <style:style style:name="ce46" style:family="table-cell" style:parent-style-name="Pivot_20_Table_20_Field">
      <style:table-cell-properties fo:border-bottom="0.99pt solid #000000" fo:border-left="none" fo:border-right="0.99pt solid #000000" fo:border-top="2.01pt solid #000000"/>
    </style:style>
    <style:style style:name="ce47" style:family="table-cell" style:parent-style-name="Pivot_20_Table_20_Category" style:data-style-name="N0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none" fo:border-right="0.99pt solid #000000" fo:border-top="none"/>
    </style:style>
    <style:style style:name="ce49" style:family="table-cell" style:parent-style-name="Pivot_20_Table_20_Title" style:data-style-name="N0">
      <style:table-cell-properties fo:border-bottom="none" fo:border-left="none" fo:border-right="0.99pt solid #000000" fo:border-top="none"/>
    </style:style>
    <style:style style:name="ce50" style:family="table-cell" style:parent-style-name="Pivot_20_Table_20_Title" style:data-style-name="N0">
      <style:table-cell-properties fo:border-bottom="2.01pt solid #000000" fo:border-left="none" fo:border-right="0.99pt solid #000000" fo:border-top="none"/>
    </style:style>
    <style:style style:name="ce5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46" table:default-cell-style-name="ce1"/>
        <table:table-column table:style-name="co6" table:number-columns-repeated="768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Magnetic ball joint 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t description</text:p>
          </table:table-cell>
          <table:table-cell table:style-name="ce2" office:value-type="string" calcext:value-type="string">
            <text:p>Print/Vitamin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units</text:p>
          </table:table-cell>
          <table:table-cell table:style-name="ce2" office:value-type="string" calcext:value-type="string">
            <text:p>Functional Unit</text:p>
          </table:table-cell>
          <table:table-cell table:style-name="ce2" office:value-type="string" calcext:value-type="string">
            <text:p>Functio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8zz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4]=&quot;&quot;;[.E4];[.E4]*[.F4])" office:value-type="float" office:value="6" calcext:value-type="float">
            <text:p>6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bear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8zz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]=&quot;&quot;;[.E5];[.E5]*[.F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M8UU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6]=&quot;&quot;;[.E6];[.E6]*[.F6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linear bear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R105zz 5mm x 10mm x 4mm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]=&quot;&quot;;[.E7];[.E7]*[.F7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3/8” od ring magnet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8]=&quot;&quot;;[.E8];[.E8]*[.F8])" office:value-type="float" office:value="12" calcext:value-type="float">
            <text:p>12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end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5 timing bel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lting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float" office:value="1350" calcext:value-type="float">
            <text:p>1350</text:p>
          </table:table-cell>
          <table:table-cell table:formula="of:=IF([.F9]=&quot;&quot;;[.E9];[.E9]*[.F9])" office:value-type="float" office:value="4050" calcext:value-type="float">
            <text:p>405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timing bel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.25” OD x 0.222” ID Al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Al tube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formula="of:=IF([.F10]=&quot;&quot;;[.E10];[.E10]*[.F10])" office:value-type="float" office:value="1452" calcext:value-type="float">
            <text:p>1452</text:p>
          </table:table-cell>
          <table:table-cell table:number-columns-repeated="2" office:value-type="string" calcext:value-type="string">
            <text:p>Tie ro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/8” G25 ball bearing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mm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F11]=&quot;&quot;;[.E11];[.E11]*[.F11])" office:value-type="float" office:value="240" calcext:value-type="float">
            <text:p>240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piv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-Gauge 2 Conduc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2]=&quot;&quot;;[.E12];[.E12]*[.F12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hot end pow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m twisted pai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F13]=&quot;&quot;;[.E13];[.E13]*[.F13])" office:value-type="float" office:value="3" calcext:value-type="float">
            <text:p>3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limit switch twisted pai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m twisted pai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14]=&quot;&quot;;[.E14];[.E14]*[.F14])" office:value-type="float" office:value="2" calcext:value-type="float">
            <text:p>2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fan power and hot end thermis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mm diameter drill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rill rod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595" calcext:value-type="float">
            <text:p>595</text:p>
          </table:table-cell>
          <table:table-cell table:formula="of:=IF([.F15]=&quot;&quot;;[.E15];[.E15]*[.F15])" office:value-type="float" office:value="3570" calcext:value-type="float">
            <text:p>357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guide ro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2V 5A power supply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6]=&quot;&quot;;[.E16];[.E16]*[.F16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0mm x 40mm 12v fan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7]=&quot;&quot;;[.E17];[.E17]*[.F17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active cool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mit switch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18]=&quot;&quot;;[.E18];[.E18]*[.F18])" office:value-type="float" office:value="3" calcext:value-type="float">
            <text:p>3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Limit switch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elzi controller boar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9]=&quot;&quot;;[.E19];[.E19]*[.F19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20]=&quot;&quot;;[.E20];[.E20]*[.F20])" office:value-type="float" office:value="12" calcext:value-type="float">
            <text:p>12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base plate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F21]=&quot;&quot;;[.E21];[.E21]*[.F21])" office:value-type="float" office:value="18" calcext:value-type="float">
            <text:p>18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linking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22]=&quot;&quot;;[.E22];[.E22]*[.F22])" office:value-type="float" office:value="12" calcext:value-type="float">
            <text:p>12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base plate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F23]=&quot;&quot;;[.E23];[.E23]*[.F23])" office:value-type="float" office:value="18" calcext:value-type="float">
            <text:p>18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linking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4]=&quot;&quot;;[.E24];[.E24]*[.F24])" office:value-type="float" office:value="6" calcext:value-type="float">
            <text:p>6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limit switch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5]=&quot;&quot;;[.E25];[.E25]*[.F25])" office:value-type="float" office:value="6" calcext:value-type="float">
            <text:p>6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limit switch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26]=&quot;&quot;;[.E26];[.E26]*[.F26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hot end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7]=&quot;&quot;;[.E27];[.E27]*[.F27])" office:value-type="float" office:value="6" calcext:value-type="float">
            <text:p>6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pulle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8]=&quot;&quot;;[.E28];[.E28]*[.F28])" office:value-type="float" office:value="6" calcext:value-type="float">
            <text:p>6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29]=&quot;&quot;;[.E29];[.E29]*[.F29])" office:value-type="float" office:value="3" calcext:value-type="float">
            <text:p>3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0]=&quot;&quot;;[.E30];[.E30]*[.F30])" office:value-type="float" office:value="12" calcext:value-type="float">
            <text:p>12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1]=&quot;&quot;;[.E31];[.E31]*[.F31])" office:value-type="float" office:value="6" calcext:value-type="float">
            <text:p>6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32]=&quot;&quot;;[.E32];[.E32]*[.F32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Preloa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3]=&quot;&quot;;[.E33];[.E33]*[.F33])" office:value-type="float" office:value="12" calcext:value-type="float">
            <text:p>1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4]=&quot;&quot;;[.E34];[.E34]*[.F34])" office:value-type="float" office:value="12" calcext:value-type="float">
            <text:p>12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IF([.F35]=&quot;&quot;;[.E35];[.E35]*[.F35])" office:value-type="float" office:value="510" calcext:value-type="float">
            <text:p>510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IF([.F36]=&quot;&quot;;[.E36];[.E36]*[.F36])" office:value-type="float" office:value="510" calcext:value-type="float">
            <text:p>510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7]=&quot;&quot;;[.E37];[.E37]*[.F37])" office:value-type="float" office:value="12" calcext:value-type="float">
            <text:p>12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8]=&quot;&quot;;[.E38];[.E38]*[.F38])" office:value-type="float" office:value="12" calcext:value-type="float">
            <text:p>12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9]=&quot;&quot;;[.E39];[.E39]*[.F39])" office:value-type="float" office:value="6" calcext:value-type="float">
            <text:p>6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0]=&quot;&quot;;[.E40];[.E40]*[.F40])" office:value-type="float" office:value="3" calcext:value-type="float">
            <text:p>3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1]=&quot;&quot;;[.E41];[.E41]*[.F41])" office:value-type="float" office:value="12" calcext:value-type="float">
            <text:p>12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2]=&quot;&quot;;[.E42];[.E42]*[.F42])" office:value-type="float" office:value="12" calcext:value-type="float">
            <text:p>12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43]=&quot;&quot;;[.E43];[.E43]*[.F43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Preloa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F44]=&quot;&quot;;[.E44];[.E44]*[.F44])" office:value-type="float" office:value="16" calcext:value-type="float">
            <text:p>16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45]=&quot;&quot;;[.E45];[.E45]*[.F45])" office:value-type="float" office:value="2" calcext:value-type="float">
            <text:p>2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fan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6]=&quot;&quot;;[.E46];[.E46]*[.F46])" office:value-type="float" office:value="3" calcext:value-type="float">
            <text:p>3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arriage limit switch adjust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7]=&quot;&quot;;[.E47];[.E47]*[.F47])" office:value-type="float" office:value="12" calcext:value-type="float">
            <text:p>12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6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8]=&quot;&quot;;[.E48];[.E48]*[.F48])" office:value-type="float" office:value="3" calcext:value-type="float">
            <text:p>3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49]=&quot;&quot;;[.E49];[.E49]*[.F4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Motor mou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50]=&quot;&quot;;[.E50];[.E50]*[.F50])"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30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1]=&quot;&quot;;[.E51];[.E51]*[.F51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motor 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4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2]=&quot;&quot;;[.E52];[.E52]*[.F52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Preloa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50mm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3]=&quot;&quot;;[.E53];[.E53]*[.F53])" office:value-type="float" office:value="6" calcext:value-type="float">
            <text:p>6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50mm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4]=&quot;&quot;;[.E54];[.E54]*[.F54])" office:value-type="float" office:value="6" calcext:value-type="float">
            <text:p>6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5]=&quot;&quot;;[.E55];[.E55]*[.F5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8mm set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6]=&quot;&quot;;[.E56];[.E56]*[.F56])" office:value-type="float" office:value="6" calcext:value-type="float">
            <text:p>6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pulle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7]=&quot;&quot;;[.E57];[.E57]*[.F57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Bowden sheath retaine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8]=&quot;&quot;;[.E58];[.E58]*[.F58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Infeed tube sheath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9]=&quot;&quot;;[.E59];[.E59]*[.F5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Bowden sheath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1/2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60]=&quot;&quot;;[.E60];[.E60]*[.F60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Mounting screw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1]=&quot;&quot;;[.E61];[.E61]*[.F61])" office:value-type="float" office:value="3" calcext:value-type="float">
            <text:p>3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shaft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F62]=&quot;&quot;;[.E62];[.E62]*[.F62])" office:value-type="float" office:value="9" calcext:value-type="float">
            <text:p>9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shaf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x 40mm hex head bol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3]=&quot;&quot;;[.E63];[.E63]*[.F63])" office:value-type="float" office:value="3" calcext:value-type="float">
            <text:p>3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shaf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-head hot end, 1.75mm x 0.5mm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hot en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4]=&quot;&quot;;[.E64];[.E64]*[.F64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MA17 stepper mo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5]=&quot;&quot;;[.E65];[.E65]*[.F6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MA17 stepper mo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6]=&quot;&quot;;[.E66];[.E66]*[.F66])" office:value-type="float" office:value="3" calcext:value-type="float">
            <text:p>3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2 tooth T5 pulley w/ D sha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7]=&quot;&quot;;[.E67];[.E67]*[.F67])" office:value-type="float" office:value="3" calcext:value-type="float">
            <text:p>3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pulle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xtruder drive body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8]=&quot;&quot;;[.E68];[.E68]*[.F68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idler hold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9]=&quot;&quot;;[.E69];[.E69]*[.F6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idler sha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0]=&quot;&quot;;[.E70];[.E70]*[.F70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tie rod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1]=&quot;&quot;;[.E71];[.E71]*[.F71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rriag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2]=&quot;&quot;;[.E72];[.E72]*[.F72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nd effec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3]=&quot;&quot;;[.E73];[.E73]*[.F73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d Idl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4]=&quot;&quot;;[.E74];[.E74]*[.F74])" office:value-type="float" office:value="3" calcext:value-type="float">
            <text:p>3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nd Mo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5]=&quot;&quot;;[.E75];[.E75]*[.F75])" office:value-type="float" office:value="3" calcext:value-type="float">
            <text:p>3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ixed belt termina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6]=&quot;&quot;;[.E76];[.E76]*[.F76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ong belt termina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ree belt termina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7]=&quot;&quot;;[.E77];[.E77]*[.F77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short belt termina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40mm diameter x 12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78]=&quot;&quot;;[.E78];[.E78]*[.F78])" office:value-type="float" office:value="2" calcext:value-type="float">
            <text:p>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base plat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2mm x 240mm x 12 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9]=&quot;&quot;;[.E79];[.E79]*[.F79])" office:value-type="float" office:value="3" calcext:value-type="float">
            <text:p>3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linking boar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2mm x 240mm x 12 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0]=&quot;&quot;;[.E80];[.E80]*[.F80])" office:value-type="float" office:value="3" calcext:value-type="float">
            <text:p>3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Motor end linking boar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mm x 605mm x 12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1]=&quot;&quot;;[.E81];[.E81]*[.F81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vertical boar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” x 1/4” rubber fuel line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in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82]=&quot;&quot;;[.E82];[.E82]*[.F82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4mm OD x 2mm ID PTFE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IF([.F83]=&quot;&quot;;[.E83];[.E83]*[.F83])" office:value-type="float" office:value="700" calcext:value-type="float">
            <text:p>700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Bowden sheath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mm OD x 2mm ID PTFE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F84]=&quot;&quot;;[.E84];[.E84]*[.F84])" office:value-type="float" office:value="50" calcext:value-type="float">
            <text:p>50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Infeed tub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mall wire tie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wire ti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F85]=&quot;&quot;;[.E85];[.E85]*[.F85])" office:value-type="float" office:value="10" calcext:value-type="float">
            <text:p>10</text:p>
          </table:table-cell>
          <table:table-cell office:value-type="string" calcext:value-type="string">
            <text:p>Fram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k7 drive gea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rive gea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86]=&quot;&quot;;[.E86];[.E86]*[.F86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SB A to mini B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87]=&quot;&quot;;[.E87];[.E87]*[.F87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Heat shrink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10” diameter mirror/glas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Build platform</text:p>
          </table:table-cell>
          <table:table-cell table:number-columns-repeated="1015"/>
        </table:table-row>
        <table:table-row table:style-name="ro1" table:number-rows-repeated="1048477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Print_Area" table:base-cell-address="$BOM.$A$1" table:expression="#REF!"/>
          <table:named-expression table:name="Sheet_Title" table:base-cell-address="$BOM.$A$1" table:expression="&quot;BOM&quot;"/>
          <table:named-range table:name="_xlnm._FilterDatabase" table:base-cell-address="$BOM.$A$1" table:cell-range-address="$BOM.$A$3:.$I$95"/>
          <table:named-range table:name="_xlnm._FilterDatabase_1" table:base-cell-address="$BOM.$A$1" table:cell-range-address="$BOM.$A$3:.$I$95"/>
        </table:named-expressions>
      </table:table>
      <table:table table:name="Pivot Table_BOM_1" table:style-name="ta2">
        <office:forms form:automatic-focus="false" form:apply-design-mode="false"/>
        <table:table-column table:style-name="co7" table:default-cell-style-name="ce6"/>
        <table:table-column table:style-name="co8" table:default-cell-style-name="ce12"/>
        <table:table-column table:style-name="co9" table:default-cell-style-name="ce17"/>
        <table:table-column table:style-name="co10" table:default-cell-style-name="ce22"/>
        <table:table-row table:style-name="ro7">
          <table:table-cell table:style-name="Default" table:number-columns-repeated="4"/>
        </table:table-row>
        <table:table-row table:style-name="ro7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7">
          <table:table-cell table:style-name="Pivot_20_Table_20_Field" office:value-type="string" calcext:value-type="string">
            <text:p>Print/Vitamin</text:p>
          </table:table-cell>
          <table:table-cell table:style-name="ce9" office:value-type="string" calcext:value-type="string">
            <text:p>Vitamin</text:p>
          </table:table-cell>
          <table:table-cell table:style-name="Default" table:number-columns-repeated="2"/>
        </table:table-row>
        <table:table-row table:style-name="ro7">
          <table:table-cell table:style-name="Default" table:number-columns-repeated="4"/>
        </table:table-row>
        <table:table-row table:style-name="ro7">
          <table:table-cell table:style-name="ce4" office:value-type="string" calcext:value-type="string">
            <text:p>Part description</text:p>
          </table:table-cell>
          <table:table-cell table:style-name="ce10" office:value-type="string" calcext:value-type="string">
            <text:p>Material</text:p>
          </table:table-cell>
          <table:table-cell table:style-name="ce15" office:value-type="string" calcext:value-type="string">
            <text:p>Data</text:p>
          </table:table-cell>
          <table:table-cell table:style-name="ce20"/>
        </table:table-row>
        <table:table-row table:style-name="ro7">
          <table:table-cell table:style-name="ce5" office:value-type="string" calcext:value-type="string">
            <text:p>#6 x 1/2” sheet metal screw</text:p>
          </table:table-cell>
          <table:table-cell table:style-name="ce11" office:value-type="string" calcext:value-type="string">
            <text:p>fastener</text:p>
          </table:table-cell>
          <table:table-cell table:style-name="ce16"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0" calcext:value-type="float">
            <text:p>60</text:p>
          </table:table-cell>
        </table:table-row>
        <table:table-row table:style-name="ro7">
          <table:table-cell office:value-type="string" calcext:value-type="string">
            <text:p>0.25” OD x 0.222” ID Al tubing</text:p>
          </table:table-cell>
          <table:table-cell office:value-type="string" calcext:value-type="string">
            <text:p>Al tube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242" calcext:value-type="float">
            <text:p>242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1” x 1/4” rubber fuel line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10” diameter mirror/glas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12V 5A power supply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18-Gauge 2 Conductor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1m twisted pair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3/8” G25 ball bearings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20" calcext:value-type="float">
            <text:p>20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3/8” od ring magnets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340mm diameter x 12mm plywood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40mm x 40mm 12v fa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42mm x 240mm x 12 mm plywood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4mm OD x 2mm ID PTFE tubing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750" calcext:value-type="float">
            <text:p>750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608zz bearing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60mm x 605mm x 12mm plywood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8mm diameter drill rod</text:p>
          </table:table-cell>
          <table:table-cell office:value-type="string" calcext:value-type="string">
            <text:p>drill rod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595" calcext:value-type="float">
            <text:p>595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Heat shrink tubing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J-head hot end, 1.75mm x 0.5mm</text:p>
          </table:table-cell>
          <table:table-cell office:value-type="string" calcext:value-type="string">
            <text:p>hot end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imit switch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LM8UU bearing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2 washer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2 x 12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M3 nut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59" calcext:value-type="float">
            <text:p>59</text:p>
          </table:table-cell>
        </table:table-row>
        <table:table-row table:style-name="ro7">
          <table:table-cell office:value-type="string" calcext:value-type="string">
            <text:p>M3 threaded rod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170" calcext:value-type="float">
            <text:p>170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M3 washer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75" calcext:value-type="float">
            <text:p>75</text:p>
          </table:table-cell>
        </table:table-row>
        <table:table-row table:style-name="ro7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M3 x 16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3 x 30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M3 x 45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M3 x 50mm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3 x 8mm set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4 nut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M8 nut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M8 washer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M8 x 40mm hex head bolt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Melzi controller boar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k7 drive gear</text:p>
          </table:table-cell>
          <table:table-cell office:value-type="string" calcext:value-type="string">
            <text:p>drive gea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R105zz 5mm x 10mm x 4mm bearing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NEMA17 stepper 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Small wire ties</text:p>
          </table:table-cell>
          <table:table-cell office:value-type="string" calcext:value-type="string">
            <text:p>wire tie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T5 timing belt</text:p>
          </table:table-cell>
          <table:table-cell office:value-type="string" calcext:value-type="string">
            <text:p>belting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1350" calcext:value-type="float">
            <text:p>1350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USB A to mini B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table:style-name="ce7" office:value-type="string" calcext:value-type="string">
            <text:p>Total Sum - Units</text:p>
          </table:table-cell>
          <table:table-cell table:style-name="ce13"/>
          <table:table-cell table:style-name="ce18"/>
          <table:table-cell table:style-name="ce24" office:value-type="float" office:value="3129" calcext:value-type="float">
            <text:p>3129</text:p>
          </table:table-cell>
        </table:table-row>
        <table:table-row table:style-name="ro7">
          <table:table-cell table:style-name="ce8" office:value-type="string" calcext:value-type="string">
            <text:p>Total Sum - Count</text:p>
          </table:table-cell>
          <table:table-cell table:style-name="ce14"/>
          <table:table-cell table:style-name="ce19"/>
          <table:table-cell table:style-name="ce25" office:value-type="float" office:value="394" calcext:value-type="float">
            <text:p>394</text:p>
          </table:table-cell>
        </table:table-row>
      </table:table>
      <table:table table:name="Sources" table:style-name="ta3">
        <office:forms form:automatic-focus="false" form:apply-design-mode="false"/>
        <table:table-column table:style-name="co12" table:default-cell-style-name="ce57"/>
        <table:table-column table:style-name="co2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5" table:number-columns-repeated="249" table:default-cell-style-name="ce57"/>
        <table:table-column table:style-name="co6" table:number-columns-repeated="768" table:default-cell-style-name="ce34"/>
        <table:table-column table:style-name="co6" table:number-columns-repeated="2" table:default-cell-style-name="Default"/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art descrip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description</text:p>
          </table:table-cell>
          <table:table-cell office:value-type="string" calcext:value-type="string">
            <text:p>Sold in units of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2 washer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73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2 x 10mm socket head cap screw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6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nut</text:p>
          </table:table-cell>
          <table:table-cell office:value-type="float" office:value="4773" calcext:value-type="float">
            <text:p>4773</text:p>
          </table:table-cell>
          <table:table-cell office:value-type="string" calcext:value-type="string">
            <text:p>pac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ttp://www.boltdepot.com/Product-Details.aspx?product=477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threaded rod</text:p>
          </table:table-cell>
          <table:table-cell office:value-type="string" calcext:value-type="string">
            <text:p>90024A040</text:p>
          </table:table-cell>
          <table:table-cell office:value-type="string" calcext:value-type="string">
            <text:p>m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washer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pac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ttp://www.boltdepot.com/Product-Details.aspx?product=451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12mm socket head cap screw</text:p>
          </table:table-cell>
          <table:table-cell office:value-type="float" office:value="6381" calcext:value-type="float">
            <text:p>6381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8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91292A027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16mm socket head cap screw</text:p>
          </table:table-cell>
          <table:table-cell office:value-type="float" office:value="6382" calcext:value-type="float">
            <text:p>6382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82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25mm socket head cap screw</text:p>
          </table:table-cell>
          <table:table-cell office:value-type="float" office:value="6384" calcext:value-type="float">
            <text:p>6384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8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30mm socket head cap screw</text:p>
          </table:table-cell>
          <table:table-cell office:value-type="float" office:value="6385" calcext:value-type="float">
            <text:p>6385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85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45mm socket head cap screw</text:p>
          </table:table-cell>
          <table:table-cell office:value-type="float" office:value="6388" calcext:value-type="float">
            <text:p>6388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8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50mm screw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pac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ttp://www.boltdepot.com/Product-Details.aspx?product=638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92095A179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8mm set screw</text:p>
          </table:table-cell>
          <table:table-cell office:value-type="string" calcext:value-type="string">
            <text:p>92015A105</text:p>
          </table:table-cell>
          <table:table-cell office:value-type="string" calcext:value-type="string">
            <text:p>pac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#6 x 3/4” sheet metal screw</text:p>
          </table:table-cell>
          <table:table-cell office:value-type="float" office:value="14712" calcext:value-type="float">
            <text:p>14712</text:p>
          </table:table-cell>
          <table:table-cell office:value-type="string" calcext:value-type="string">
            <text:p>pac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ttp://www.boltdepot.com/Product-Details.aspx?product=14712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4 nut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47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#6 x 1/2” sheet metal screw</text:p>
          </table:table-cell>
          <table:table-cell office:value-type="float" office:value="14710" calcext:value-type="float">
            <text:p>14710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1471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4 x 12mm socket head cap screw</text:p>
          </table:table-cell>
          <table:table-cell office:value-type="string" calcext:value-type="string">
            <text:p>91292A117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4 x 20mm socket head cap screw</text:p>
          </table:table-cell>
          <table:table-cell office:value-type="string" calcext:value-type="string">
            <text:p>91292A121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8 nut</text:p>
          </table:table-cell>
          <table:table-cell office:value-type="string" calcext:value-type="string">
            <text:p>91828A410</text:p>
          </table:table-cell>
          <table:table-cell office:value-type="string" calcext:value-type="string">
            <text:p>pac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8 washer</text:p>
          </table:table-cell>
          <table:table-cell office:value-type="string" calcext:value-type="string">
            <text:p>93475A270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8 x 40mm hex head bolt</text:p>
          </table:table-cell>
          <table:table-cell office:value-type="string" calcext:value-type="string">
            <text:p>91287A305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5817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8mm diameter drill rod</text:p>
          </table:table-cell>
          <table:table-cell office:value-type="string" calcext:value-type="string">
            <text:p>8116K37</text:p>
          </table:table-cell>
          <table:table-cell office:value-type="string" calcext:value-type="string">
            <text:p>mm</text:p>
          </table:table-cell>
          <table:table-cell table:formula="of:=6*12*25.4" office:value-type="float" office:value="1828.8" calcext:value-type="float">
            <text:p>1828.8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4mm OD x 2mm ID PTFE tubing</text:p>
          </table:table-cell>
          <table:table-cell office:value-type="string" calcext:value-type="string">
            <text:p>2129T24</text:p>
          </table:table-cell>
          <table:table-cell office:value-type="string" calcext:value-type="string">
            <text:p>mm</text:p>
          </table:table-cell>
          <table:table-cell table:formula="of:=12*25.4" office:value-type="float" office:value="304.8" calcext:value-type="float">
            <text:p>304.8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0.25” OD x 0.222” ID Al tubing</text:p>
          </table:table-cell>
          <table:table-cell/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3.towerhobbies.com/cgi-bin/wti0001p?&amp;I=LXDTWL&amp;P=7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3/8” od ring magnets</text:p>
          </table:table-cell>
          <table:table-cell office:value-type="string" calcext:value-type="string">
            <text:p>R622CS-P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kjmagnetics.com/proddetail.asp?prod=R622CS-P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3/8” G25 ball bearings</text:p>
          </table:table-cell>
          <table:table-cell/>
          <table:table-cell office:value-type="string" calcext:value-type="string">
            <text:p>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mazon.com/gp/product/B002BBD4SG/ref=oh_details_o08_s00_i00?ie=UTF8&amp;psc=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608zz bearing</text:p>
          </table:table-cell>
          <table:table-cell/>
          <table:table-cell office:value-type="string" calcext:value-type="string">
            <text:p>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rp3d.com/" xlink:type="simple">http://rp3d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M8UU bearing</text:p>
          </table:table-cell>
          <table:table-cell/>
          <table:table-cell office:value-type="string" calcext:value-type="string">
            <text:p>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rp3d.com/" xlink:type="simple">http://rp3d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R105zz 5mm x 10mm x 4mm bearing</text:p>
          </table:table-cell>
          <table:table-cell/>
          <table:table-cell office:value-type="string" calcext:value-type="string">
            <text:p>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rp3d.com/" xlink:type="simple">http://rp3d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5 timing belt</text:p>
          </table:table-cell>
          <table:table-cell/>
          <table:table-cell office:value-type="string" calcext:value-type="string">
            <text:p>mm</text:p>
          </table:table-cell>
          <table:table-cell table:formula="of:=12*25.4" office:value-type="float" office:value="304.8" calcext:value-type="float">
            <text:p>304.8</text:p>
          </table:table-cell>
          <table:table-cell office:value-type="string" calcext:value-type="string">
            <text:p>http://shop.polybelt.com/6T5-Open-End-Belt-Roll-Polyurethane-with-Steel-Cords-B6T5-MPS.ht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6-Gauge 2 Conductor</text:p>
          </table:table-cell>
          <table:table-cell/>
          <table:table-cell office:value-type="string" calcext:value-type="string">
            <text:p>mm</text:p>
          </table:table-cell>
          <table:table-cell table:formula="of:=100*12*25.4" office:value-type="float" office:value="30480" calcext:value-type="float">
            <text:p>30480</text:p>
          </table:table-cell>
          <table:table-cell office:value-type="string" calcext:value-type="string">
            <text:p>http://www.amazon.com/Mediabridge-Gauge-Speaker-Wire-Feet/dp/B0044YPN0A/ref=sr_1_2?ie=UTF8&amp;qid=1376867159&amp;sr=8-2&amp;keywords=16-Gauge+2+Conducto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imit switch</text:p>
          </table:table-cell>
          <table:table-cell office:value-type="string" calcext:value-type="string">
            <text:p>SW767-N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detail/en/SS-3GLPT/SW767-ND/66472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2V 5A power supply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40mm x 40mm 12v fan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kysanelectronics.com/Products/Detail.php?recordID=773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elzi controller board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p3d.com/10pcs-melzi-of-3d-printer-p-20.html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EMA17 stepper motor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kysanelectronics.com/Products/Detail.php?recordID=785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J-head hot end, 1.75mm x 0.5mm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ds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” x 1/4” rubber fuel line</text:p>
          </table:table-cell>
          <table:table-cell/>
          <table:table-cell office:value-type="string" calcext:value-type="string">
            <text:p>mm</text:p>
          </table:table-cell>
          <table:table-cell table:formula="of:=12*25.4" office:value-type="float" office:value="304.8" calcext:value-type="float">
            <text:p>304.8</text:p>
          </table:table-cell>
          <table:table-cell office:value-type="string" calcext:value-type="string">
            <text:p>http://www.amazon.com/Dayco-80057-Fuel-Line-Roll/dp/B000CIZV7C/ref=sr_1_5?ie=UTF8&amp;qid=1376873690&amp;sr=8-5&amp;keywords=1%2F4+inch+fuel+lin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k7 drive gear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twelvepro.com/index.php?route=product/product&amp;product_id=51</text:p>
          </table:table-cell>
          <table:table-cell table:number-columns-repeated="1019"/>
        </table:table-row>
        <table:table-row table:style-name="ro5">
          <table:table-cell table:style-name="ce32" office:value-type="string" calcext:value-type="string">
            <text:p>USB A to mini B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rp3d.com/" xlink:type="simple">http://rp3d.com</text:a>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10” mirror circle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consumercrafts.com/store/details/catalog/floral-round-mirrors/1635-70</text:p>
          </table:table-cell>
          <table:table-cell table:number-columns-repeated="1019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Print_Area" table:base-cell-address="$BOM.$A$1" table:expression="#REF!"/>
          <table:named-expression table:name="Sheet_Title" table:base-cell-address="$BOM.$A$1" table:expression="&quot;Sources Prices&quot;"/>
          <table:named-expression table:name="_xlnm._FilterDatabase" table:base-cell-address="$BOM.$A$1" table:expression="#REF!"/>
          <table:named-expression table:name="_xlnm._FilterDatabase_1" table:base-cell-address="$BOM.$A$1" table:expression="#REF!"/>
        </table:named-expressions>
      </table:table>
      <table:named-expressions>
        <table:named-range table:name="bom" table:base-cell-address="$BOM.$A$1" table:cell-range-address="$BOM.$A$3:.$I$95"/>
        <table:named-range table:name="sources" table:base-cell-address="$BOM.$A$1" table:cell-range-address="$Sources.$A$3:.$E$47"/>
        <table:named-range table:name="__Anonymous_Sheet_DB__0" table:base-cell-address="$BOM.$A$1" table:cell-range-address="$BOM.$A$4:.$I$85"/>
        <table:named-range table:name="__Anonymous_Sheet_DB__2" table:base-cell-address="$BOM.$A$1" table:cell-range-address="$Sources.$A$4:.$A$196"/>
        <table:named-expression table:name="__Anonymous_Sheet_DB__3" table:base-cell-address="$BOM.$A$1" table:expression="#REF!"/>
      </table:named-expressions>
      <table:database-ranges>
        <table:database-range table:name="BOM" table:target-range-address="BOM.A3:BOM.I86" table:orientation="column"/>
        <table:database-range table:name="__Anonymous_Sheet_DB__0" table:target-range-address="BOM.A3:BOM.I95" table:display-filter-buttons="true" table:orientation="column"/>
        <table:database-range table:name="__Anonymous_Sheet_DB__2" table:target-range-address="Sources.A3:Sources.E47" table:display-filter-buttons="true" table:orientation="column"/>
      </table:database-ranges>
      <table:data-pilot-tables>
        <table:data-pilot-table table:name="DataPilot1" table:application-data="" table:target-range-address="'Pivot Table_BOM_1'.A2:'Pivot Table_BOM_1'.D99" table:buttons="'Pivot Table_BOM_1'.A2 'Pivot Table_BOM_1'.A3 'Pivot Table_BOM_1'.A5 'Pivot Table_BOM_1'.B5 'Pivot Table_BOM_1'.C5">
          <table:source-cell-range table:name="bom" table:cell-range-address="BOM.A3:BOM.I95"/>
          <table:data-pilot-field table:source-field-name="Part description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#6 x 3/4” sheet metal screw" table:display="true" table:show-details="true"/>
                <table:data-pilot-member table:name="1” x 1/4” rubber fuel line" table:display="true" table:show-details="true"/>
                <table:data-pilot-member table:name="1m twisted pair" table:display="true" table:show-details="true"/>
                <table:data-pilot-member table:name="340mm diameter x 12mm plywood" table:display="true" table:show-details="true"/>
                <table:data-pilot-member table:name="40mm x 40mm 12v fan" table:display="true" table:show-details="true"/>
                <table:data-pilot-member table:name="42mm x 240mm x 12 mm plywood" table:display="true" table:show-details="true"/>
                <table:data-pilot-member table:name="4mm OD x 2mm ID PTFE tubing" table:display="true" table:show-details="true"/>
                <table:data-pilot-member table:name="608zz bearing" table:display="true" table:show-details="true"/>
                <table:data-pilot-member table:name="60mm x 605mm x 12mm plywood" table:display="true" table:show-details="true"/>
                <table:data-pilot-member table:name="8mm diameter drill rod" table:display="true" table:show-details="true"/>
                <table:data-pilot-member table:name="Airtripper's idler holder" table:display="true" table:show-details="true"/>
                <table:data-pilot-member table:name="Airtripper's idler shaft" table:display="true" table:show-details="true"/>
                <table:data-pilot-member table:name="Airtripper's tie rod" table:display="true" table:show-details="true"/>
                <table:data-pilot-member table:name="carriage" table:display="true" table:show-details="true"/>
                <table:data-pilot-member table:name="J-head hot end, 1.75mm x 0.5mm" table:display="true" table:show-details="true"/>
                <table:data-pilot-member table:name="Limit switch" table:display="true" table:show-details="true"/>
                <table:data-pilot-member table:name="LM8UU bearing" table:display="true" table:show-details="true"/>
                <table:data-pilot-member table:name="M2 washer" table:display="true" table:show-details="true"/>
                <table:data-pilot-member table:name="M3 nut" table:display="true" table:show-details="true"/>
                <table:data-pilot-member table:name="M3 threaded rod" table:display="true" table:show-details="true"/>
                <table:data-pilot-member table:name="M3 washer" table:display="true" table:show-details="true"/>
                <table:data-pilot-member table:name="M3 x 14mm socket head cap screw" table:display="true" table:show-details="true"/>
                <table:data-pilot-member table:name="M3 x 16mm socket head cap screw" table:display="true" table:show-details="true"/>
                <table:data-pilot-member table:name="M3 x 25mm socket head cap screw" table:display="true" table:show-details="true"/>
                <table:data-pilot-member table:name="M3 x 30mm socket head cap screw" table:display="true" table:show-details="true"/>
                <table:data-pilot-member table:name="M3 x 45mm socket head cap screw" table:display="true" table:show-details="true"/>
                <table:data-pilot-member table:name="M3 x 50mm screw" table:display="true" table:show-details="true"/>
                <table:data-pilot-member table:name="M3 x 6mm button head cap screw" table:display="true" table:show-details="true"/>
                <table:data-pilot-member table:name="M3 x 8mm set screw" table:display="true" table:show-details="true"/>
                <table:data-pilot-member table:name="M4 nut" table:display="true" table:show-details="true"/>
                <table:data-pilot-member table:name="M8 nut" table:display="true" table:show-details="true"/>
                <table:data-pilot-member table:name="M8 washer" table:display="true" table:show-details="true"/>
                <table:data-pilot-member table:name="M8 x 40mm hex head bolt" table:display="true" table:show-details="true"/>
                <table:data-pilot-member table:name="Melzi controller board" table:display="true" table:show-details="true"/>
                <table:data-pilot-member table:name="Mk7 drive gear" table:display="true" table:show-details="true"/>
                <table:data-pilot-member table:name="MR105zz 5mm x 10mm x 4mm bearing" table:display="true" table:show-details="true"/>
                <table:data-pilot-member table:name="NEMA17 stepper motor" table:display="true" table:show-details="true"/>
                <table:data-pilot-member table:name="Small wire ties" table:display="true" table:show-details="true"/>
                <table:data-pilot-member table:name="T5 timing belt" table:display="true" table:show-details="true"/>
                <table:data-pilot-member table:name="12 tooth T5 pulley w/ D shaft" table:display="true" table:show-details="true"/>
                <table:data-pilot-member table:name="12V 5A power supply" table:display="true" table:show-details="true"/>
                <table:data-pilot-member table:name="3/8” G25 ball bearings" table:display="true" table:show-details="true"/>
                <table:data-pilot-member table:name="3/8” od ring magnets" table:display="true" table:show-details="true"/>
                <table:data-pilot-member table:name="M2 x 12mm socket head cap screw" table:display="true" table:show-details="true"/>
                <table:data-pilot-member table:name="M3 x 12mm socket head cap screw" table:display="true" table:show-details="true"/>
                <table:data-pilot-member table:name="#6 x 1/2” sheet metal screw" table:display="true" table:show-details="true"/>
                <table:data-pilot-member table:name="0.25” OD x 0.222” ID Al tubing" table:display="true" table:show-details="true"/>
                <table:data-pilot-member table:name="USB A to mini 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nt/Vitamin" table:orientation="page" table:used-hierarchy="0" table:function="auto">
            <table:data-pilot-level table:show-empty="false">
              <table:data-pilot-members>
                <table:data-pilot-member table:name="" table:display="false" table:show-details="true"/>
                <table:data-pilot-member table:name="Print" table:display="false" table:show-details="true"/>
                <table:data-pilot-member table:name="Vitam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terial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bearing" table:display="true" table:show-details="true"/>
                <table:data-pilot-member table:name="belting" table:display="true" table:show-details="true"/>
                <table:data-pilot-member table:name="conductor" table:display="true" table:show-details="true"/>
                <table:data-pilot-member table:name="drill rod" table:display="true" table:show-details="true"/>
                <table:data-pilot-member table:name="drive gear" table:display="true" table:show-details="true"/>
                <table:data-pilot-member table:name="electronics" table:display="true" table:show-details="true"/>
                <table:data-pilot-member table:name="fastener" table:display="true" table:show-details="true"/>
                <table:data-pilot-member table:name="hot end" table:display="true" table:show-details="true"/>
                <table:data-pilot-member table:name="motor" table:display="true" table:show-details="true"/>
                <table:data-pilot-member table:name="PLA" table:display="true" table:show-details="true"/>
                <table:data-pilot-member table:name="plywood" table:display="true" table:show-details="true"/>
                <table:data-pilot-member table:name="tubing" table:display="true" table:show-details="true"/>
                <table:data-pilot-member table:name="wire tie" table:display="true" table:show-details="true"/>
                <table:data-pilot-member table:name="magnet" table:display="true" table:show-details="true"/>
                <table:data-pilot-member table:name="Al tub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Units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0" table:display="true" table:show-details="true"/>
                <table:data-pilot-member table:name="85" table:display="true" table:show-details="true"/>
                <table:data-pilot-member table:name="595" table:display="true" table:show-details="true"/>
                <table:data-pilot-member table:name="" table:display="true" table:show-details="true"/>
                <table:data-pilot-member table:name="1350" table:display="true" table:show-details="true"/>
                <table:data-pilot-member table:name="2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number:number-style style:name="N122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Sans" fo:font-family="Sans" style:font-family-generic="swiss" style:font-pitch="variable" fo:font-size="1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0pt" style:font-style-asian="normal" style:font-weight-asian="normal" style:font-name-complex="Sans" style:font-family-complex="Sans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Gnumeric-default" style:display-name="Excel Built-in Excel Built-in Gnumeric-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family="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Sans" style:font-family-complex="Sans" style:font-family-generic-complex="swiss" style:font-pitch-complex="variable" style:font-size-complex="10pt" style:font-style-complex="normal" style:font-weight-complex="normal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0.4902in" fo:margin-bottom="0.4902in" fo:margin-left="0.4902in" fo:margin-right="0.4902in" style:first-page-number="continu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first-page-number="1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MOST Delta Checksheet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0000-00-00T13:51:11.711433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ivot" style:display-name="PageStyle_pivo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ources_20_Prices" style:display-name="PageStyle_Sources Pr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worksheet" style:display-name="PageStyle_work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Invoice" style:display-name="PageStyle_Invoi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22:37:24</meta:creation-date>
    <dc:date>2014-11-20T13:55:21.102309180</dc:date>
    <meta:editing-cycles>115</meta:editing-cycles>
    <meta:editing-duration>P1DT15H23M56S</meta:editing-duration>
    <meta:generator>LibreOffice/4.1.6.2$Linux_x86 LibreOffice_project/410m0$Build-2</meta:generator>
    <meta:print-date>2014-06-25T14:06:16.192536555</meta:print-date>
    <meta:printed-by>Jerry </meta:printed-by>
    <meta:document-statistic meta:table-count="3" meta:cell-count="1137" meta:object-count="0"/>
  </office:meta>
</office:document-meta>
</file>